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01a60" officeooo:paragraph-rsid="00001a60"/>
    </style:style>
    <style:style style:name="P2" style:family="paragraph" style:parent-style-name="Standard">
      <style:paragraph-properties fo:line-height="200%"/>
      <style:text-properties officeooo:rsid="00001a60" officeooo:paragraph-rsid="0008ba52"/>
    </style:style>
    <style:style style:name="T1" style:family="text">
      <style:text-properties officeooo:rsid="00020494"/>
    </style:style>
    <style:style style:name="T2" style:family="text">
      <style:text-properties officeooo:rsid="00061416"/>
    </style:style>
    <style:style style:name="T3" style:family="text">
      <style:text-properties officeooo:rsid="00085a38"/>
    </style:style>
    <style:style style:name="T4" style:family="text">
      <style:text-properties officeooo:rsid="000af7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6 Documentation</text:p>
      <text:p text:style-name="P1"><text:tab/><text:span text:style-name="T1">In this project we are using classes to read in and organize data, similar to what we did with structs in project 3. This program reads in a rental car agency containing 15 cars and allows functions such as printing the list, printing only the available cars, an estimation of rental car cost, finding the most expensive car, searching for cars by make, sorting by make, and sorting by price. The program utilizes a menu with nine options to allow the navigation of data in the file. The program also utilizes dynamic memory.</text:span></text:p>
      <text:p text:style-name="P1"><text:tab/><text:span text:style-name="T2">I first began by creating the car class. I began with the three constructors which allocate memory and if parameterized set the values in the car data type created. There is also a destructor which is responsible for deallocating the memory allocated for each car on the completion of the program. In the car class I have the function copy, which copies a car sent to the calling object. The print function prints all the values to the screen. The “get” functions are responsible for returning the values asked for so that they may be used as they are private types. The “set” functions are responsible for setting these same values. I next created an Agency class which is responsible for holding the values of an agency, including the inventory. In this class there is both a default constructor and a parameterized constructor along with destructor. This class is responsible for reading in the data from the file, printing the contents of the agency, printing the available cars, finding the most expensive car, estimating the cost, sorting by make using bubble sort, sorting by price using selection sort, and searching by the make of the cars.</text:span></text:p>
      <text:p text:style-name="P1"><text:tab/><text:span text:style-name="T3">The biggest difficulty I had with this project was manipulating the pointer during the sorting as it is necessary to compare two positions that the pointer contains and utilizing incrementation and decrementation at the right moments caused problems, especially segmentation faults.</text:span></text:p>
      <text:p text:style-name="P2"><text:tab/><text:span text:style-name="T4">Given more time I would attempt to optimize the functions in the program. I would also do my best to organize the display better. I would also try to determine whether the user entered a valid file into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7:34:31.424457926</meta:creation-date>
    <dc:date>2016-03-09T20:39:03.954226285</dc:date>
    <meta:editing-duration>PT1H24M33S</meta:editing-duration>
    <meta:editing-cycles>10</meta:editing-cycles>
    <meta:generator>LibreOffice/4.2.8.2$Linux_X86_64 LibreOffice_project/420m0$Build-2</meta:generator>
    <meta:document-statistic meta:table-count="0" meta:image-count="0" meta:object-count="0" meta:page-count="1" meta:paragraph-count="5" meta:word-count="373" meta:character-count="2198" meta:non-whitespace-character-count="1826"/>
  </office:meta>
</office:document-meta>
</file>